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mbria" style:font-name-complex="Cambria" style:font-weight-complex="bold" fo:color="#000000" style:font-size-complex="14pt" fo:hyphenate="true"/>
    </style:style>
    <style:style style:name="P23" style:parent-style-name="Standard" style:family="paragraph">
      <style:text-properties style:font-name="Cambria" style:font-name-complex="Cambria" style:font-weight-complex="bold" fo:color="#000000" style:font-size-complex="14pt" fo:hyphenate="true"/>
    </style:style>
    <style:style style:name="TableColumn25" style:family="table-column">
      <style:table-column-properties style:column-width="6.6201in"/>
    </style:style>
    <style:style style:name="Table24" style:family="table">
      <style:table-properties style:width="6.6201in" style:rel-width="100%" fo:margin-left="0in" table:align="left"/>
    </style:style>
    <style:style style:name="TableRow26" style:family="table-row">
      <style:table-row-properties/>
    </style:style>
    <style:style style:name="TableCell27" style:family="table-cell">
      <style:table-cell-properties fo:border="none" fo:background-color="#FFFFFF" style:writing-mode="lr-tb" fo:padding-top="0in" fo:padding-left="0in" fo:padding-bottom="0in" fo:padding-right="0in"/>
    </style:style>
    <style:style style:name="TableColumn29" style:family="table-column">
      <style:table-column-properties style:column-width="6.6201in"/>
    </style:style>
    <style:style style:name="Table28" style:family="table">
      <style:table-properties style:width="6.6201in" style:rel-width="100%" fo:margin-left="0in" table:align="left"/>
    </style:style>
    <style:style style:name="TableRow30" style:family="table-row">
      <style:table-row-properties/>
    </style:style>
    <style:style style:name="TableCell31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32" style:parent-style-name="Normal" style:family="paragraph">
      <style:paragraph-properties fo:widows="2" fo:orphans="2"/>
      <style:text-properties fo:hyphenate="true"/>
    </style:style>
    <style:style style:name="T33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ableRow34" style:family="table-row">
      <style:table-row-properties/>
    </style:style>
    <style:style style:name="TableCell35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36" style:parent-style-name="Normal" style:family="paragraph">
      <style:paragraph-properties fo:widows="2" fo:orphans="2" style:vertical-align="auto"/>
      <style:text-properties fo:hyphenate="true"/>
    </style:style>
    <style:style style:name="T37" style:parent-style-name="DefaultParagraphFont" style:family="text">
      <style:text-properties style:font-name-asian="Times New Roman" style:font-name-complex="Times New Roman" fo:color="#333333" style:letter-kerning="false" style:language-asian="en" style:country-asian="US" style:language-complex="ar" style:country-complex="SA"/>
    </style:style>
    <style:style style:name="P38" style:parent-style-name="Normal" style:family="paragraph">
      <style:paragraph-properties fo:widows="2" fo:orphans="2" style:vertical-align="auto"/>
      <style:text-properties style:font-name-complex="Times New Roman" fo:color="#333333" fo:background-color="#FFFFFF" fo:hyphenate="true"/>
    </style:style>
    <style:style style:name="TableRow39" style:family="table-row">
      <style:table-row-properties/>
    </style:style>
    <style:style style:name="TableCell40" style:family="table-cell">
      <style:table-cell-properties fo:border="none" fo:background-color="#FFFFFF" style:writing-mode="lr-tb" fo:padding-top="0in" fo:padding-left="0in" fo:padding-bottom="0in" fo:padding-right="0in"/>
    </style:style>
    <style:style style:name="P41" style:parent-style-name="Normal" style:family="paragraph">
      <style:paragraph-properties fo:widows="2" fo:orphans="2" style:vertical-align="auto"/>
      <style:text-properties style:font-name="Cambria" style:font-name-asian="Cambria" style:font-name-complex="Cambria" style:font-weight-complex="bold" fo:color="#000000" style:font-size-complex="14pt" fo:hyphenate="true"/>
    </style:style>
    <style:style style:name="P42" style:parent-style-name="Standard" style:family="paragraph">
      <style:text-properties fo:hyphenate="true"/>
    </style:style>
    <style:style style:name="T43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44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P45" style:parent-style-name="Standard" style:family="paragraph">
      <style:text-properties style:font-name="Cambria" style:font-name-complex="Cambria" style:font-weight-complex="bold" fo:color="#000000" style:font-size-complex="14pt" fo:hyphenate="true"/>
    </style:style>
    <style:style style:name="P46" style:parent-style-name="Standard" style:family="paragraph">
      <style:text-properties fo:hyphenate="true"/>
    </style:style>
    <style:style style:name="T47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48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49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50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51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52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53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54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55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56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57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58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59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60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61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62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63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64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65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66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67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68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69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P70" style:parent-style-name="Standard" style:family="paragraph">
      <style:text-properties style:font-name="Cambria" style:font-name-complex="Cambria" style:font-weight-complex="bold" fo:color="#000000" style:font-size-complex="14pt" fo:hyphenate="true"/>
    </style:style>
    <style:style style:name="P71" style:parent-style-name="Standard" style:family="paragraph">
      <style:text-properties fo:hyphenate="true"/>
    </style:style>
    <style:style style:name="T72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73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74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75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76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77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78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79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80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81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82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83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84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85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86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87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88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89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90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91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92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93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94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95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96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97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98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99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00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01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02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03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04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05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06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07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08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09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10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11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12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13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14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15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16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17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18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19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20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21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22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23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24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25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26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27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28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29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30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31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32" style:parent-style-name="Internetlink" style:family="text">
      <style:text-properties style:font-name="Cambria" style:font-name-complex="Cambria"/>
    </style:style>
    <style:style style:name="T133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P134" style:parent-style-name="Standard" style:family="paragraph">
      <style:text-properties style:font-name="Cambria" style:font-name-complex="Cambria" style:font-weight-complex="bold" fo:color="#000000" style:font-size-complex="14pt" fo:hyphenate="true"/>
    </style:style>
    <style:style style:name="P135" style:parent-style-name="Standard" style:family="paragraph">
      <style:text-properties fo:hyphenate="true"/>
    </style:style>
    <style:style style:name="T136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37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38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39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40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41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42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43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44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45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46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47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48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49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50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51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52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53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54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55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56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57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58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59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60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61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62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63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64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65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66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67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68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69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70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71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72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73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74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75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76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77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78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79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80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81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82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83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P184" style:parent-style-name="Standard" style:family="paragraph">
      <style:text-properties style:font-name="Cambria" style:font-name-complex="Cambria" style:font-weight-complex="bold" fo:color="#000000" style:font-size-complex="14pt" fo:hyphenate="true"/>
    </style:style>
    <style:style style:name="P185" style:parent-style-name="Standard" style:family="paragraph">
      <style:text-properties fo:hyphenate="true"/>
    </style:style>
    <style:style style:name="T186" style:parent-style-name="DefaultParagraphFont" style:family="text">
      <style:text-properties style:font-name="Cambria" style:font-name-complex="Cambria" fo:color="#000000" style:font-size-complex="14pt"/>
    </style:style>
    <style:style style:name="T187" style:parent-style-name="DefaultParagraphFont" style:family="text">
      <style:text-properties style:font-name="Cambria" style:font-name-asian="Cambria" style:font-name-complex="Cambria" fo:color="#000000" style:font-size-complex="14pt"/>
    </style:style>
    <style:style style:name="T188" style:parent-style-name="DefaultParagraphFont" style:family="text">
      <style:text-properties style:font-name="Cambria" style:font-name-complex="Cambria" fo:color="#000000" style:font-size-complex="14pt"/>
    </style:style>
    <style:style style:name="T189" style:parent-style-name="DefaultParagraphFont" style:family="text">
      <style:text-properties style:font-name="Cambria" style:font-name-asian="Cambria" style:font-name-complex="Cambria" fo:color="#000000" style:font-size-complex="14pt"/>
    </style:style>
    <style:style style:name="T190" style:parent-style-name="DefaultParagraphFont" style:family="text">
      <style:text-properties style:font-name="Cambria" style:font-name-complex="Cambria" fo:color="#000000" style:font-size-complex="14pt"/>
    </style:style>
    <style:style style:name="P191" style:parent-style-name="Standard" style:family="paragraph">
      <style:text-properties style:font-name="Cambria" style:font-name-complex="Cambria" style:font-weight-complex="bold" fo:color="#000000" style:font-size-complex="14pt" fo:hyphenate="true"/>
    </style:style>
    <style:style style:name="P192" style:parent-style-name="Standard" style:family="paragraph">
      <style:text-properties fo:hyphenate="true"/>
    </style:style>
    <style:style style:name="T193" style:parent-style-name="DefaultParagraphFont" style:family="text">
      <style:text-properties style:font-name="Cambria" style:font-name-complex="Cambria" fo:color="#000000" style:font-size-complex="14pt"/>
    </style:style>
    <style:style style:name="T194" style:parent-style-name="DefaultParagraphFont" style:family="text">
      <style:text-properties style:font-name="Cambria" style:font-name-asian="Cambria" style:font-name-complex="Cambria" fo:color="#000000" style:font-size-complex="14pt"/>
    </style:style>
    <style:style style:name="T195" style:parent-style-name="DefaultParagraphFont" style:family="text">
      <style:text-properties style:font-name="Cambria" style:font-name-complex="Cambria" fo:color="#000000" style:font-size-complex="14pt"/>
    </style:style>
    <style:style style:name="T196" style:parent-style-name="DefaultParagraphFont" style:family="text">
      <style:text-properties style:font-name="Cambria" style:font-name-asian="Cambria" style:font-name-complex="Cambria" fo:color="#000000" style:font-size-complex="14pt"/>
    </style:style>
    <style:style style:name="T197" style:parent-style-name="DefaultParagraphFont" style:family="text">
      <style:text-properties style:font-name="Cambria" style:font-name-complex="Cambria" fo:color="#000000" style:font-size-complex="14pt"/>
    </style:style>
    <style:style style:name="P198" style:parent-style-name="Standard" style:family="paragraph">
      <style:paragraph-properties>
        <style:tab-stops>
          <style:tab-stop style:type="left" style:position="3.9583in"/>
        </style:tab-stops>
      </style:paragraph-properties>
      <style:text-properties fo:hyphenate="true"/>
    </style:style>
    <style:style style:name="T199" style:parent-style-name="DefaultParagraphFont" style:family="text">
      <style:text-properties style:font-name="Cambria" style:font-name-complex="Cambria" fo:color="#000000" style:font-size-complex="14pt"/>
    </style:style>
    <style:style style:name="T200" style:parent-style-name="DefaultParagraphFont" style:family="text">
      <style:text-properties style:font-name="Cambria" style:font-name-asian="Cambria" style:font-name-complex="Cambria" fo:color="#000000" style:font-size-complex="14pt"/>
    </style:style>
    <style:style style:name="T201" style:parent-style-name="DefaultParagraphFont" style:family="text">
      <style:text-properties style:font-name="Cambria" style:font-name-complex="Cambria" fo:color="#000000" style:font-size-complex="14pt"/>
    </style:style>
    <style:style style:name="T202" style:parent-style-name="DefaultParagraphFont" style:family="text">
      <style:text-properties style:font-name="Cambria" style:font-name-asian="Cambria" style:font-name-complex="Cambria" fo:color="#000000" style:font-size-complex="14pt"/>
    </style:style>
    <style:style style:name="T203" style:parent-style-name="DefaultParagraphFont" style:family="text">
      <style:text-properties style:font-name="Cambria" style:font-name-complex="Cambria" fo:color="#000000" style:font-size-complex="14pt"/>
    </style:style>
    <style:style style:name="T204" style:parent-style-name="DefaultParagraphFont" style:family="text">
      <style:text-properties style:font-name="Cambria" style:font-name-complex="Cambria" fo:color="#000000" style:font-size-complex="14pt"/>
    </style:style>
    <style:style style:name="P205" style:parent-style-name="Standard" style:family="paragraph">
      <style:text-properties fo:hyphenate="true"/>
    </style:style>
    <style:style style:name="T206" style:parent-style-name="DefaultParagraphFont" style:family="text">
      <style:text-properties style:font-name="Cambria" style:font-name-complex="Cambria" fo:color="#000000" style:font-size-complex="14pt"/>
    </style:style>
    <style:style style:name="T207" style:parent-style-name="DefaultParagraphFont" style:family="text">
      <style:text-properties style:font-name="Cambria" style:font-name-asian="Cambria" style:font-name-complex="Cambria" fo:color="#000000" style:font-size-complex="14pt"/>
    </style:style>
    <style:style style:name="T208" style:parent-style-name="DefaultParagraphFont" style:family="text">
      <style:text-properties style:font-name="Cambria" style:font-name-complex="Cambria" fo:color="#000000" style:font-size-complex="14pt"/>
    </style:style>
    <style:style style:name="T209" style:parent-style-name="DefaultParagraphFont" style:family="text">
      <style:text-properties style:font-name="Cambria" style:font-name-asian="Cambria" style:font-name-complex="Cambria" fo:color="#000000" style:font-size-complex="14pt"/>
    </style:style>
    <style:style style:name="T210" style:parent-style-name="DefaultParagraphFont" style:family="text">
      <style:text-properties style:font-name="Cambria" style:font-name-complex="Cambria" fo:color="#000000" style:font-size-complex="14pt"/>
    </style:style>
    <style:style style:name="T211" style:parent-style-name="DefaultParagraphFont" style:family="text">
      <style:text-properties style:font-name="Cambria" style:font-name-asian="Cambria" style:font-name-complex="Cambria" fo:color="#000000" style:font-size-complex="14pt"/>
    </style:style>
    <style:style style:name="T212" style:parent-style-name="DefaultParagraphFont" style:family="text">
      <style:text-properties style:font-name="Cambria" style:font-name-complex="Cambria" fo:color="#000000" style:font-size-complex="14pt"/>
    </style:style>
    <style:style style:name="P213" style:parent-style-name="Standard" style:family="paragraph">
      <style:text-properties style:font-name="Cambria" style:font-name-complex="Cambria" style:font-weight-complex="bold" fo:color="#000000" style:font-size-complex="14pt" fo:hyphenate="true"/>
    </style:style>
    <style:style style:name="P214" style:parent-style-name="Standard" style:family="paragraph">
      <style:text-properties style:font-name="Cambria" style:font-name-asian="Cambria" style:font-name-complex="Cambria" fo:color="#000000" style:font-size-complex="14pt" fo:hyphenate="true"/>
    </style:style>
    <style:style style:name="P215" style:parent-style-name="Standard" style:family="paragraph">
      <style:text-properties style:font-name="Cambria" style:font-name-complex="Cambria" fo:color="#000000" style:font-size-complex="14pt" fo:hyphenate="true"/>
    </style:style>
    <style:style style:name="P216" style:parent-style-name="Standard" style:family="paragraph">
      <style:text-properties fo:hyphenate="true"/>
    </style:style>
    <style:style style:name="T217" style:parent-style-name="DefaultParagraphFont" style:family="text">
      <style:text-properties style:font-name="Cambria" style:font-name-complex="Cambria" fo:color="#000000" style:font-size-complex="14pt"/>
    </style:style>
    <style:style style:name="T218" style:parent-style-name="DefaultParagraphFont" style:family="text">
      <style:text-properties style:font-name="Cambria" style:font-name-asian="Cambria" style:font-name-complex="Cambria" fo:color="#000000" style:font-size-complex="14pt"/>
    </style:style>
    <style:style style:name="T219" style:parent-style-name="DefaultParagraphFont" style:family="text">
      <style:text-properties style:font-name="Cambria" style:font-name-complex="Cambria" fo:color="#000000" style:font-size-complex="14pt"/>
    </style:style>
    <style:style style:name="T220" style:parent-style-name="DefaultParagraphFont" style:family="text">
      <style:text-properties style:font-name="Cambria" style:font-name-complex="Cambria" fo:color="#000000" style:font-size-complex="14pt"/>
    </style:style>
    <style:style style:name="P221" style:parent-style-name="Standard" style:family="paragraph">
      <style:text-properties fo:hyphenate="true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tab/><text:tab/><text:tab/><text:tab/><text:tab/><text:tab/><text:tab/></text:p>
      <text:p text:style-name="P23"/>
      <table:table table:style-name="Table24">
        <table:table-columns>
          <table:table-column table:style-name="TableColumn25"/>
        </table:table-columns>
        <table:table-row table:style-name="TableRow26">
          <table:table-cell table:style-name="TableCell27">
            <table:table table:style-name="Table28">
              <table:table-columns>
                <table:table-column table:style-name="TableColumn29"/>
              </table:table-columns>
              <table:table-row table:style-name="TableRow30">
                <table:table-cell table:style-name="TableCell31">
                  <text:p text:style-name="P32"><text:span text:style-name="T33">June 1, 2021</text:span></text:p>
                </table:table-cell>
              </table:table-row>
              <table:table-row table:style-name="TableRow34">
                <table:table-cell table:style-name="TableCell35">
                  <text:p text:style-name="P36"><text:span text:style-name="T37"><draw:frame draw:style-name="a1" draw:name="Picture 3" text:anchor-type="as-char" svg:x="0in" svg:y="0in" svg:width="0.01042in" svg:height="0.10417in" style:rel-width="scale" style:rel-height="scale"><draw:image xlink:href="media/image2.gif" xlink:type="simple" xlink:show="embed" xlink:actuate="onLoad"/><svg:title/><svg:desc>/Note</svg:desc></draw:frame></text:span></text:p>
                </table:table-cell>
              </table:table-row>
            </table:table>
            <text:p text:style-name="P38"/>
          </table:table-cell>
        </table:table-row>
        <table:table-row table:style-name="TableRow39">
          <table:table-cell table:style-name="TableCell40">
            <text:p text:style-name="P41"/>
          </table:table-cell>
        </table:table-row>
      </table:table>
      <text:p text:style-name="P42"><text:span text:style-name="T43">Dear</text:span><text:span text:style-name="T44"><text:s/>Emileena,</text:span></text:p>
      <text:p text:style-name="P45"/>
      <text:p text:style-name="P46"><text:span text:style-name="T47">On</text:span><text:span text:style-name="T48"><text:s/></text:span><text:span text:style-name="T49">behalf</text:span><text:span text:style-name="T50"><text:s/></text:span><text:span text:style-name="T51">of</text:span><text:span text:style-name="T52"><text:s/></text:span><text:span text:style-name="T53">Working</text:span><text:span text:style-name="T54"><text:s/></text:span><text:span text:style-name="T55">Title</text:span><text:span text:style-name="T56"><text:s/></text:span><text:span text:style-name="T57">Playwrights,</text:span><text:span text:style-name="T58"><text:s/></text:span><text:span text:style-name="T59">I</text:span><text:span text:style-name="T60"><text:s/></text:span><text:span text:style-name="T61">thank</text:span><text:span text:style-name="T62"><text:s/></text:span><text:span text:style-name="T63">you</text:span><text:span text:style-name="T64"><text:s/></text:span><text:span text:style-name="T65">for</text:span><text:span text:style-name="T66"><text:s/></text:span><text:span text:style-name="T67">your donation of $</text:span><text:span text:style-name="T68">2</text:span><text:span text:style-name="T69">0.00, which will be contributed to the apprentice project of David Pham.</text:span></text:p>
      <text:p text:style-name="P70"/>
      <text:p text:style-name="P71"><text:span text:style-name="T72">With</text:span><text:span text:style-name="T73"><text:s/></text:span><text:span text:style-name="T74">this</text:span><text:span text:style-name="T75"><text:s/></text:span><text:span text:style-name="T76">kind</text:span><text:span text:style-name="T77"><text:s/></text:span><text:span text:style-name="T78">of</text:span><text:span text:style-name="T79"><text:s/></text:span><text:span text:style-name="T80">support,</text:span><text:span text:style-name="T81"><text:s/></text:span><text:span text:style-name="T82">WTP</text:span><text:span text:style-name="T83"><text:s/></text:span><text:span text:style-name="T84">can</text:span><text:span text:style-name="T85"><text:s/></text:span><text:span text:style-name="T86">fulfill</text:span><text:span text:style-name="T87"><text:s/></text:span><text:span text:style-name="T88">its</text:span><text:span text:style-name="T89"><text:s/></text:span><text:span text:style-name="T90">mission</text:span><text:span text:style-name="T91"><text:s/></text:span><text:span text:style-name="T92">of</text:span><text:span text:style-name="T93"><text:s/></text:span><text:span text:style-name="T94">becoming</text:span><text:span text:style-name="T95"><text:s/></text:span><text:span text:style-name="T96">the</text:span><text:span text:style-name="T97"><text:s/></text:span><text:span text:style-name="T98">leading</text:span><text:span text:style-name="T99"><text:s/></text:span><text:span text:style-name="T100">organization</text:span><text:span text:style-name="T101"><text:s/></text:span><text:span text:style-name="T102">for</text:span><text:span text:style-name="T103"><text:s/></text:span><text:span text:style-name="T104">playwrights</text:span><text:span text:style-name="T105"><text:s/></text:span><text:span text:style-name="T106">in</text:span><text:span text:style-name="T107"><text:s/></text:span><text:span text:style-name="T108">the</text:span><text:span text:style-name="T109"><text:s/></text:span><text:span text:style-name="T110">Southeast.</text:span><text:span text:style-name="T111"><text:s text:c="2"/></text:span><text:span text:style-name="T112">For</text:span><text:span text:style-name="T113"><text:s/></text:span><text:span text:style-name="T114">our</text:span><text:span text:style-name="T115"><text:s/></text:span><text:span text:style-name="T116">latest</text:span><text:span text:style-name="T117"><text:s/></text:span><text:span text:style-name="T118">news,</text:span><text:span text:style-name="T119"><text:s/></text:span><text:span text:style-name="T120">please</text:span><text:span text:style-name="T121"><text:s/></text:span><text:span text:style-name="T122">check</text:span><text:span text:style-name="T123"><text:s/></text:span><text:span text:style-name="T124">out</text:span><text:span text:style-name="T125"><text:s/></text:span><text:span text:style-name="T126">our</text:span><text:span text:style-name="T127"><text:s/></text:span><text:span text:style-name="T128">web</text:span><text:span text:style-name="T129"><text:s/></text:span><text:span text:style-name="T130">site</text:span><text:span text:style-name="T131"><text:s/>–<text:s/></text:span><text:a xlink:href="http://www.workingtitleplaywrights.com/" office:target-frame-name="_top" xlink:show="replace"><text:span text:style-name="T132">www.workingtitleplaywrights.com</text:span></text:a><text:span text:style-name="T133"><text:s text:c="3"/></text:span></text:p>
      <text:p text:style-name="P134"/>
      <text:p text:style-name="P135"><text:span text:style-name="T136">This</text:span><text:span text:style-name="T137"><text:s/></text:span><text:span text:style-name="T138">letter</text:span><text:span text:style-name="T139"><text:s/></text:span><text:span text:style-name="T140">confir</text:span><text:span text:style-name="T141">ms</text:span><text:span text:style-name="T142"><text:s/></text:span><text:span text:style-name="T143">no</text:span><text:span text:style-name="T144"><text:s/></text:span><text:span text:style-name="T145">goods</text:span><text:span text:style-name="T146"><text:s/></text:span><text:span text:style-name="T147">or</text:span><text:span text:style-name="T148"><text:s/></text:span><text:span text:style-name="T149">services</text:span><text:span text:style-name="T150"><text:s/></text:span><text:span text:style-name="T151">were</text:span><text:span text:style-name="T152"><text:s/></text:span><text:span text:style-name="T153">received</text:span><text:span text:style-name="T154"><text:s/></text:span><text:span text:style-name="T155">for</text:span><text:span text:style-name="T156"><text:s/></text:span><text:span text:style-name="T157">this</text:span><text:span text:style-name="T158"><text:s/></text:span><text:span text:style-name="T159">gift</text:span><text:span text:style-name="T160"><text:s/></text:span><text:span text:style-name="T161">and</text:span><text:span text:style-name="T162"><text:s/></text:span><text:span text:style-name="T163">that</text:span><text:span text:style-name="T164"><text:s/></text:span><text:span text:style-name="T165">your</text:span><text:span text:style-name="T166"><text:s/></text:span><text:span text:style-name="T167">contribution</text:span><text:span text:style-name="T168"><text:s/></text:span><text:span text:style-name="T169">is</text:span><text:span text:style-name="T170"><text:s/></text:span><text:span text:style-name="T171">tax</text:span><text:span text:style-name="T172"><text:s/></text:span><text:span text:style-name="T173">deductible</text:span><text:span text:style-name="T174"><text:s/></text:span><text:span text:style-name="T175">due</text:span><text:span text:style-name="T176"><text:s/></text:span><text:span text:style-name="T177">to</text:span><text:span text:style-name="T178"><text:s/></text:span><text:span text:style-name="T179">our</text:span><text:span text:style-name="T180"><text:s/></text:span><text:span text:style-name="T181">501(c)(3)</text:span><text:span text:style-name="T182"><text:s/></text:span><text:span text:style-name="T183">status.</text:span></text:p>
      <text:p text:style-name="P184"/>
      <text:p text:style-name="P185"><text:span text:style-name="T186">Very</text:span><text:span text:style-name="T187"><text:s/></text:span><text:span text:style-name="T188">truly</text:span><text:span text:style-name="T189"><text:s/></text:span><text:span text:style-name="T190">yours,</text:span></text:p>
      <text:p text:style-name="P191"/>
      <text:p text:style-name="P192"><text:span text:style-name="T193">Henry</text:span><text:span text:style-name="T194"><text:s/></text:span><text:span text:style-name="T195">W.</text:span><text:span text:style-name="T196"><text:s/></text:span><text:span text:style-name="T197">Kimmel</text:span></text:p>
      <text:p text:style-name="P198"><text:span text:style-name="T199">Board</text:span><text:span text:style-name="T200"><text:s/></text:span><text:span text:style-name="T201">President</text:span><text:span text:style-name="T202"><text:s/>–<text:s/></text:span><text:span text:style-name="T203">WTP</text:span><text:span text:style-name="T204"><text:tab/></text:span></text:p>
      <text:p text:style-name="P205"><text:span text:style-name="T206">Tax</text:span><text:span text:style-name="T207"><text:s/></text:span><text:span text:style-name="T208">i.d.</text:span><text:span text:style-name="T209"><text:s/></text:span><text:span text:style-name="T210">--</text:span><text:span text:style-name="T211"><text:s/></text:span><text:span text:style-name="T212">27-0044161</text:span></text:p>
      <text:p text:style-name="P213"/>
      <text:p text:style-name="P214"><text:s/></text:p>
      <text:p text:style-name="P215"/>
      <text:p text:style-name="P216"><text:span text:style-name="T217">Cc:</text:span><text:span text:style-name="T218"><text:s text:c="2"/></text:span><text:span text:style-name="T219">Paul Donnelly, Amber Bradshaw,<text:s/></text:span><text:span text:style-name="T220">David Pham</text:span></text:p>
      <text:p text:style-name="P2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fo:font-size="16pt" style:font-size-asian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style:font-name-complex="Arial" fo:font-weight="bold" style:font-weight-asian="bold" fo:font-size="13pt" style:font-size-asian="13pt" fo:hyphenate="false"/>
    </style:style>
    <style:style style:name="Normal" style:display-name="Normal" style:family="paragraph">
      <style:paragraph-properties fo:widows="0" fo:orphans="0"/>
      <style:text-properties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-asian="Times New Roman" style:font-name-complex="Times New Roman" style:letter-kerning="true" fo:font-size="12pt" style:font-size-asian="12pt" style:language-asian="zh" style:country-asian="C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style:font-name="Arial" style:font-name-complex="Arial" fo:font-size="11pt" style:font-size-asian="11pt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3097in"/>
          <style:tab-stop style:type="right" style:position="6.6201in"/>
        </style:tab-stops>
      </style:paragraph-properties>
      <style:text-properties fo:hyphenate="false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WW-Absatz-Standardschriftart111111111" style:display-name="WW-Absatz-Standardschriftart111111111" style:family="text"/>
    <style:style style:name="WW8Num1z0" style:display-name="WW8Num1z0" style:family="text">
      <style:text-properties style:font-name="Symbol" style:font-name-complex="Symbol"/>
    </style:style>
    <style:style style:name="WW8Num1z1" style:display-name="WW8Num1z1" style:family="text">
      <style:text-properties style:font-name="Courier New" style:font-name-complex="Courier New"/>
    </style:style>
    <style:style style:name="WW8Num1z2" style:display-name="WW8Num1z2" style:family="text">
      <style:text-properties style:font-name="Wingdings" style:font-name-complex="Wingdings"/>
    </style:style>
    <style:style style:name="WW-DefaultParagraphFont" style:display-name="WW-Default Paragraph Font" style:family="text"/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alloonText" style:display-name="Balloon Text" style:family="paragraph" style:parent-style-name="Normal">
      <style:text-properties style:font-name="Segoe UI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letter-kerning="true" fo:font-size="9pt" style:font-size-asian="9pt" style:font-size-complex="8pt" style:language-asian="zh" style:country-asian="CN" style:language-complex="hi" style:country-complex="IN"/>
    </style:style>
    <style:style style:name="apple-converted-space" style:display-name="apple-converted-space" style:family="text" style:parent-style-name="DefaultParagraphFont"/>
    <text:list-style style:name="WW8Num1" style:display-name="WW8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in" fo:margin-left="0.8798in" fo:margin-bottom="0.3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402in"/>
      </style:header-style>
      <style:footer-style>
        <style:header-footer-properties style:dynamic-spacing="true" fo:min-height="0.0402in"/>
      </style:footer-style>
    </style:page-layout>
    <style:style style:name="P2" style:parent-style-name="Header" style:family="paragraph">
      <style:paragraph-properties fo:text-align="center"/>
    </style:style>
    <style:style style:name="T3" style:parent-style-name="DefaultParagraphFont" style:family="text">
      <style:text-properties style:language-asian="en" style:country-asian="US"/>
    </style:style>
    <style:style style:name="P4" style:parent-style-name="Header" style:family="paragraph">
      <style:paragraph-properties fo:text-align="center"/>
      <style:text-properties fo:font-weight="bold" style:font-weight-asian="bold"/>
    </style:style>
    <style:style style:name="P5" style:parent-style-name="Header" style:family="paragraph">
      <style:paragraph-properties fo:text-align="center"/>
      <style:text-properties fo:font-weight="bold" style:font-weight-asian="bold"/>
    </style:style>
    <style:style style:name="P6" style:parent-style-name="Header" style:family="paragraph">
      <style:paragraph-properties fo:text-align="center"/>
      <style:text-properties fo:font-weight="bold" style:font-weight-asian="bold"/>
    </style:style>
    <style:style style:name="P7" style:parent-style-name="Header" style:family="paragraph">
      <style:paragraph-properties fo:text-align="center"/>
      <style:text-properties fo:font-weight="bold" style:font-weight-asian="bold"/>
    </style:style>
    <style:style style:name="P8" style:parent-style-name="Header" style:family="paragraph">
      <style:paragraph-properties fo:text-align="center"/>
      <style:text-properties fo:font-weight="bold" style:font-weight-asian="bold"/>
    </style:style>
    <style:style style:name="P9" style:parent-style-name="Footer" style:family="paragraph">
      <style:paragraph-properties fo:text-align="end"/>
    </style:style>
    <style:style style:name="T10" style:parent-style-name="DefaultParagraphFont" style:family="text">
      <style:text-properties style:font-name="Arial" style:font-name-complex="Arial" fo:font-size="8pt" style:font-size-asian="8pt"/>
    </style:style>
    <style:style style:name="T11" style:parent-style-name="DefaultParagraphFont" style:family="text">
      <style:text-properties style:font-name="Arial" style:font-name-asian="Arial" style:font-name-complex="Arial" fo:font-size="8pt" style:font-size-asian="8pt"/>
    </style:style>
    <style:style style:name="T12" style:parent-style-name="DefaultParagraphFont" style:family="text">
      <style:text-properties style:font-name="Arial" style:font-name-complex="Arial" fo:font-size="8pt" style:font-size-asian="8pt"/>
    </style:style>
    <style:style style:name="T13" style:parent-style-name="DefaultParagraphFont" style:family="text">
      <style:text-properties style:font-name="Arial" style:font-name-asian="Arial" style:font-name-complex="Arial" fo:font-size="8pt" style:font-size-asian="8pt"/>
    </style:style>
    <style:style style:name="T14" style:parent-style-name="DefaultParagraphFont" style:family="text">
      <style:text-properties style:font-name="Arial" style:font-name-complex="Arial" fo:font-size="8pt" style:font-size-asian="8pt"/>
    </style:style>
    <style:style style:name="T15" style:parent-style-name="DefaultParagraphFont" style:family="text">
      <style:text-properties style:font-name="Arial" style:font-name-asian="Arial" style:font-name-complex="Arial" fo:font-size="8pt" style:font-size-asian="8pt"/>
    </style:style>
    <style:style style:name="T16" style:parent-style-name="DefaultParagraphFont" style:family="text">
      <style:text-properties style:font-name="Arial" style:font-name-complex="Arial" fo:font-size="8pt" style:font-size-asian="8pt"/>
    </style:style>
    <style:style style:name="T17" style:parent-style-name="DefaultParagraphFont" style:family="text">
      <style:text-properties style:font-name="Arial" style:font-name-asian="Arial" style:font-name-complex="Arial" fo:font-size="8pt" style:font-size-asian="8pt"/>
    </style:style>
    <style:style style:name="T18" style:parent-style-name="DefaultParagraphFont" style:family="text">
      <style:text-properties style:font-name="Arial" style:font-name-complex="Arial" fo:font-size="8pt" style:font-size-asian="8pt"/>
    </style:style>
    <style:style style:name="P19" style:parent-style-name="Footer" style:family="paragraph">
      <style:paragraph-properties fo:text-align="end"/>
      <style:text-properties style:font-name="Arial" style:font-name-complex="Arial" fo:font-size="8pt" style:font-size-asian="8pt"/>
    </style:style>
    <style:style style:name="P20" style:parent-style-name="Footer" style:family="paragraph">
      <style:paragraph-properties fo:text-align="end"/>
      <style:text-properties style:font-name="Arial" style:font-name-complex="Arial" fo:font-size="8pt" style:font-size-asian="8pt"/>
    </style:style>
    <style:style style:name="P21" style:parent-style-name="Footer" style:family="paragraph">
      <style:paragraph-properties fo:text-align="end"/>
      <style:text-properties fo:font-size="9.5pt" style:font-size-asian="9.5pt"/>
    </style:style>
    <style:style style:name="P22" style:parent-style-name="Footer" style:family="paragraph">
      <style:paragraph-properties fo:text-align="end"/>
      <style:text-properties fo:font-size="9.5pt" style:font-size-asian="9.5pt"/>
    </style:style>
    <style:style style:family="graphic" style:name="a0" style:parent-style-name="Graphics">
      <style:graphic-properties fo:border="0.01042in none" fo:background-color="#ffffff" style:wrap="parallel" style:wrap-contour="false" draw:opacity="100%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graphics1" text:anchor-type="paragraph" svg:x="0.85972in" svg:y="-0.29028in" svg:width="4.95972in" svg:height="1.11875in" style:rel-width="scale" style:rel-height="scale"><draw:image xlink:href="media/image1.png" xlink:type="simple" xlink:show="embed" xlink:actuate="onLoad"/><svg:title/><svg:desc/></draw:frame></text:span></text:p>
        <text:p text:style-name="P4"/>
        <text:p text:style-name="P5"/>
        <text:p text:style-name="P6"/>
        <text:p text:style-name="P7"/>
        <text:p text:style-name="P8">We make new plays happen. . . by developing playwrights.</text:p>
      </style:header>
      <style:footer>
        <text:p text:style-name="P9"><text:span text:style-name="T10">P.O.</text:span><text:span text:style-name="T11"><text:s/></text:span><text:span text:style-name="T12">Box</text:span><text:span text:style-name="T13"><text:s/></text:span><text:span text:style-name="T14">5</text:span><text:span text:style-name="T15"><text:s/>Atlanta, <text:s/></text:span><text:span text:style-name="T16">GA</text:span><text:span text:style-name="T17"><text:s/></text:span><text:span text:style-name="T18">30301</text:span></text:p>
        <text:p text:style-name="P19">www.workingtitleplaywrights.com</text:p>
        <text:p text:style-name="P20">404.735.9132</text:p>
      </style:footer>
      <style:footer-left>
        <text:p text:style-name="P21">P.O. Box 585 Decatur, GA 30030-0585</text:p>
        <text:p text:style-name="P22">404.441.2716 <text:s text:c="2"/>managing@workingtitleplaywrights.com</text:p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WTP 2007 Tentative Calendar</dc:title>
    <dc:subject/>
    <meta:initial-creator>kirsten</meta:initial-creator>
    <dc:creator>Pham, David</dc:creator>
    <meta:creation-date>2021-05-22T01:53:00Z</meta:creation-date>
    <dc:date>2021-06-02T06:43:00Z</dc:date>
    <meta:print-date>2021-06-02T06:43:00Z</meta:print-date>
    <meta:template xlink:href="Normal" xlink:type="simple"/>
    <meta:editing-cycles>11</meta:editing-cycles>
    <meta:editing-duration>PT30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11" meta:character-count="745" meta:row-count="5" meta:non-whitespace-character-count="635"/>
  </office:meta>
</office:document-meta>
</file>